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77d7" officeooo:paragraph-rsid="001977d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77d7" officeooo:paragraph-rsid="001977d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7d7" officeooo:paragraph-rsid="001a5f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77d7" officeooo:paragraph-rsid="001ab9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5fca" officeooo:paragraph-rsid="001a5fc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b9a2" officeooo:paragraph-rsid="001ab9a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b9a2" officeooo:paragraph-rsid="001b53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b9a2" officeooo:paragraph-rsid="001c7fe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53f8" officeooo:paragraph-rsid="001b53f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4pt" fo:font-weight="normal" officeooo:rsid="001977d7" officeooo:paragraph-rsid="001977d7" style:font-size-asian="12.25pt" style:font-weight-asian="normal" style:font-size-complex="14pt" style:font-weight-complex="normal"/>
    </style:style>
    <style:style style:name="T1" style:family="text">
      <style:text-properties officeooo:rsid="001a5fca"/>
    </style:style>
    <style:style style:name="T2" style:family="text">
      <style:text-properties officeooo:rsid="001ab9a2"/>
    </style:style>
    <style:style style:name="T3" style:family="text">
      <style:text-properties officeooo:rsid="001b53f8"/>
    </style:style>
    <style:style style:name="T4" style:family="text">
      <style:text-properties fo:font-weight="bold" officeooo:rsid="001a5fca" style:font-weight-asian="bold" style:font-weight-complex="bold"/>
    </style:style>
    <style:style style:name="T5" style:family="text">
      <style:text-properties fo:font-weight="bold" officeooo:rsid="001b53f8" style:font-weight-asian="bold" style:font-weight-complex="bold"/>
    </style:style>
    <style:style style:name="T6" style:family="text">
      <style:text-properties officeooo:rsid="001c7fe5"/>
    </style:style>
    <style:style style:name="T7" style:family="text">
      <style:text-properties officeooo:rsid="001e4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LE <text:s/><text:span text:style-name="T7">ÉVACUATION</text:span> <text:s/>DE <text:s/>EAU</text:p>
      <text:p text:style-name="P1"/>
      <text:p text:style-name="P1"><text:s text:c="9"/></text:p>
      <text:p text:style-name="P1"><text:s text:c="94"/></text:p>
      <text:p text:style-name="P2">hello !</text:p>
      <text:p text:style-name="P10"><text:s text:c="98"/></text:p>
      <text:p text:style-name="P2">Concernant les <text:span text:style-name="T3">systèmes</text:span> possibles pour assuré <text:span text:style-name="T3">l’étanchéité</text:span> du mur et faire la dalle </text:p>
      <text:p text:style-name="P2"><text:span text:style-name="T3">d’évacuation</text:span> d’ eau , je propose <text:span text:style-name="T1">de faire</text:span> un <text:span text:style-name="T3">hérisson</text:span> <text:span text:style-name="T3">ventilé.</text:span></text:p>
      <text:p text:style-name="P2"/>
      <text:p text:style-name="P3">Ce <text:span text:style-name="T3">système</text:span> permet d’ <text:span text:style-name="T3">évacuer</text:span> les <text:span text:style-name="T3">condensations</text:span> et humidité du mur , sur toute sa longueur de <text:span text:style-name="T3">façon</text:span> simple. Donc, <text:span text:style-name="T3">c’est </text:span><text:span text:style-name="T1">un</text:span> tu<text:span text:style-name="T1">y</text:span>au <text:span text:style-name="T3">PVC qui </text:span><text:s/>aura une entrée d’air coté nord, a 50 cm au dessus de la dalle , une sortie coté sud a 3 <text:span text:style-name="T3">mètres</text:span> au dessus de la dalle <text:span text:style-name="T1">et si possible exposé au soleil ainsi la ventilation se fera par tirage naturel, </text:span></text:p>
      <text:p text:style-name="P3"><text:span text:style-name="T1">air chaud /air froid </text:span><text:span text:style-name="T6">et pendant toute l’année .</text:span><text:span text:style-name="T3">(voir info ci joint)</text:span></text:p>
      <text:p text:style-name="P2"/>
      <text:p text:style-name="P4">Le devis du jeudi 6 novembre de ESTEVES a 1709 euros me semble tres correct <text:span text:style-name="T1">en version de base</text:span>. <text:span text:style-name="T1">Toutefois, il me semble pertinent de viser</text:span><text:span text:style-name="T4"> un</text:span><text:span text:style-name="T5">e</text:span><text:span text:style-name="T4"> version définitive</text:span><text:span text:style-name="T1"> pour cette dalle. </text:span></text:p>
      <text:p text:style-name="P4"/>
      <text:p text:style-name="P4"><text:span text:style-name="T1">Pour cela ,nous pouvons leur demand</text:span><text:span text:style-name="T6">é</text:span><text:span text:style-name="T1"> </text:span><text:span text:style-name="T3">de </text:span><text:span text:style-name="T6">mettre</text:span><text:span text:style-name="T3"> a jour le </text:span><text:span text:style-name="T1">devis <text:s/></text:span><text:span text:style-name="T2">avec le</text:span></text:p>
      <text:p text:style-name="P6"><text:s/>chiffrages des options suivante<text:span text:style-name="T6">s</text:span> : <text:s text:c="80"/></text:p>
      <text:p text:style-name="P6"><text:s text:c="75"/></text:p>
      <text:p text:style-name="P6">- devis de base + solin de facade identique a l’existant et en mortier hydrofuge</text:p>
      <text:p text:style-name="P6">- devis de base + la <text:span text:style-name="T3">fourniture</text:span> et pose des <text:span text:style-name="T3">géotextiles</text:span></text:p>
      <text:p text:style-name="P6">- devis de base + la fourniture et pose du <text:span text:style-name="T3">hérisson</text:span> ventilé y compris le tuyau <text:span text:style-name="T3">PVC</text:span></text:p>
      <text:p text:style-name="P6"/>
      <text:p text:style-name="P7">- toutefois, si le <text:span text:style-name="T3">hérisson</text:span> ventilé et surtout <text:span text:style-name="T3">l’installation</text:span> du tuyau <text:span text:style-name="T3">PVC</text:span> leur pose un <text:span text:style-name="T3">problème</text:span>, nous pouvons <text:span text:style-name="T3">le</text:span> faire nous <text:span text:style-name="T3">même</text:span> et ensuite ils feront leur dalle.</text:p>
      <text:p text:style-name="P8"><text:span text:style-name="T6">Si on ne trouve pas des tuyaux PVC percés dans le commerce, o</text:span><text:span text:style-name="T3">n pourra </text:span><text:span text:style-name="T6">les </text:span><text:span text:style-name="T3">percer avec la super perceuse d’établie de Pierre…</text:span></text:p>
      <text:p text:style-name="P8"/>
      <text:p text:style-name="P8"><text:span text:style-name="T3"><text:s/></text:span>( outillage <text:span text:style-name="T3">nécessaire </text:span><text:span text:style-name="T6">pour creuser le hérisson dans la terre,</text:span> ci joint)</text:p>
      <text:p text:style-name="P5"><text:s text:c="85"/></text:p>
      <text:p text:style-name="P2"/>
      <text:p text:style-name="P9">a bientôt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13T10:40:37.209000000</meta:creation-date>
    <dc:date>2025-11-13T11:41:11.423000000</dc:date>
    <meta:editing-duration>PT10M55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1" meta:word-count="268" meta:character-count="1898" meta:non-whitespace-character-count="1194"/>
  </office:meta>
</office:document-meta>
</file>